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ZenithImagerDft test (256 x 256)</text:p>
          </table:table-cell>
          <table:table-cell table:style-name="Default"/>
        </table:table-row>
        <table:table-row table:style-name="ro1">
          <table:table-cell table:style-name="Default"/>
          <table:table-cell table:style-name="ce1"/>
        </table:table-row>
        <table:table-row table:style-name="ro1">
          <table:table-cell table:style-name="ce2" office:value-type="string">
            <text:p>Option</text:p>
          </table:table-cell>
          <table:table-cell table:style-name="ce2" office:value-type="string">
            <text:p>Time (s)</text:p>
          </table:table-cell>
        </table:table-row>
        <table:table-row table:style-name="ro1">
          <table:table-cell office:value-type="string">
            <text:p>intel + mkl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Intel + atlas</text:p>
          </table:table-cell>
          <table:table-cell office:value-type="float" office:value="3.44">
            <text:p>3.44</text:p>
          </table:table-cell>
        </table:table-row>
        <table:table-row table:style-name="ro1">
          <table:table-cell office:value-type="string">
            <text:p>Intel + fallback</text:p>
          </table:table-cell>
          <table:table-cell office:value-type="float" office:value="2.65">
            <text:p>2.65</text:p>
          </table:table-cell>
        </table:table-row>
        <table:table-row table:style-name="ro1">
          <table:table-cell office:value-type="string">
            <text:p>gnu + mkl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gnu +atlas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string">
            <text:p>gnu + fallback</text:p>
          </table:table-cell>
          <table:table-cell office:value-type="float" office:value="4.13">
            <text:p>4.13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Default">
            <draw:frame table:end-cell-address="Sheet1.J29" table:end-x="0.389cm" table:end-y="0.106cm" draw:z-index="0" draw:style-name="gr1" svg:width="20.488cm" svg:height="7.568cm" svg:x="0.633cm" svg:y="0.186cm">
              <draw:object draw:notify-on-update-of-ranges="Sheet1.A3:Sheet1.A3 Sheet1.A4:Sheet1.A9 Sheet1.B3:Sheet1.B3 Sheet1.B4:Sheet1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/02/2010</text:date>, <text:time>18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jamin Mort</meta:initial-creator>
    <meta:creation-date>2010-02-23T18:26:34</meta:creation-date>
    <dc:date>2010-02-23T18:31:23</dc:date>
    <dc:creator>Benjamin Mort</dc:creator>
    <meta:editing-duration>PT00H04M50S</meta:editing-duration>
    <meta:editing-cycles>1</meta:editing-cycles>
    <meta:document-statistic meta:table-count="3" meta:cell-count="15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vertical="true" chart:include-hidden-cell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0.489cm" svg:height="7.569cm" chart:class="chart:bar" chart:style-name="ch1">
        <chart:title svg:x="7.862cm" svg:y="0.152cm" chart:style-name="ch2">
          <text:p>ZenithImagerDft Testing</text:p>
        </chart:title>
        <chart:subtitle svg:x="7.108cm" svg:y="0.806cm" chart:style-name="ch3">
          <text:p>Image of 256 x 256 from 96 Antenna</text:p>
        </chart:subtitle>
        <chart:legend chart:legend-position="end" svg:x="18.345cm" svg:y="3.502cm" chart:style-name="ch4"/>
        <chart:plot-area chart:style-name="ch5" table:cell-range-address="Sheet1.A3:Sheet1.B9" chart:data-source-has-labels="both" svg:x="0.409cm" svg:y="1.408cm" svg:width="17.528cm" svg:height="5.859cm">
          <chart:axis chart:dimension="x" chart:name="primary-x" chart:style-name="ch6">
            <chart:categories table:cell-range-address="Sheet1.A4:Sheet1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4:Sheet1.B9" chart:label-cell-address="Sheet1.B3:Sheet1.B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Time (s)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9">intel + mkl</text:p>
              </table:table-cell>
              <table:table-cell office:value-type="float" office:value="0.54">
                <text:p text:id="Sheet1.B4:Sheet1.B9">0.54</text:p>
              </table:table-cell>
            </table:table-row>
            <table:table-row>
              <table:table-cell office:value-type="string">
                <text:p>Intel + atlas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Intel + fallback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gnu + mkl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gnu +atlas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gnu + fallback</text:p>
              </table:table-cell>
              <table:table-cell office:value-type="float" office:value="4.13">
                <text:p>4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